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skala</text:p>
          </table:table-cell>
          <table:table-cell office:value-type="string" calcext:value-type="string">
            <text:p>p_sayac</text:p>
          </table:table-cell>
          <table:table-cell office:value-type="string" calcext:value-type="string">
            <text:p>pattern_l</text:p>
          </table:table-cell>
          <table:table-cell office:value-type="string" calcext:value-type="string">
            <text:p>baski_dizi_str</text:p>
          </table:table-cell>
          <table:table-cell office:value-type="string" calcext:value-type="string">
            <text:p>baski_dizi_stop</text:p>
          </table:table-cell>
          <table:table-cell office:value-type="string" calcext:value-type="string">
            <text:p>hede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([.G6]+[.F6]*[.E6]+[.C6])*[.D6]" office:value-type="float" office:value="0" calcext:value-type="float">
            <text:p>0</text:p>
          </table:table-cell>
          <table:table-cell table:formula="of:=([.H6]+[.F6]*[.E6]+[.C6])*[.D6]" office:value-type="float" office:value="990" calcext:value-type="float">
            <text:p>990</text:p>
          </table:table-cell>
          <table:table-cell table:formula="of:=([.F6]*1*[.D6])" office:value-type="float" office:value="16830" calcext:value-type="float">
            <text:p>16830</text:p>
          </table:table-cell>
          <table:table-cell table:formula="of:=[.I6]+[.K6]" office:value-type="float" office:value="16830" calcext:value-type="float">
            <text:p>16830</text:p>
          </table:table-cell>
          <table:table-cell table:formula="of:=[.J6]+[.K6]" office:value-type="float" office:value="17820" calcext:value-type="float">
            <text:p>17820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formula="of:=([.G7]+[.F7]*[.E7]+[.C7])*[.D7]" office:value-type="float" office:value="1584" calcext:value-type="float">
            <text:p>1584</text:p>
          </table:table-cell>
          <table:table-cell table:formula="of:=([.H7]+[.F7]*[.E7]+[.C7])*[.D7]" office:value-type="float" office:value="2574" calcext:value-type="float">
            <text:p>2574</text:p>
          </table:table-cell>
          <table:table-cell table:formula="of:=([.F7]*1*[.D7])" office:value-type="float" office:value="16830" calcext:value-type="float">
            <text:p>16830</text:p>
          </table:table-cell>
          <table:table-cell table:formula="of:=[.I7]+[.K7]" office:value-type="float" office:value="18414" calcext:value-type="float">
            <text:p>18414</text:p>
          </table:table-cell>
          <table:table-cell table:formula="of:=[.J7]+[.K7]" office:value-type="float" office:value="19404" calcext:value-type="float">
            <text:p>19404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([.G8]+[.F8]*[.E8]+[.C8])*[.D8]" office:value-type="float" office:value="3168" calcext:value-type="float">
            <text:p>3168</text:p>
          </table:table-cell>
          <table:table-cell table:formula="of:=([.H8]+[.F8]*[.E8]+[.C8])*[.D8]" office:value-type="float" office:value="4158" calcext:value-type="float">
            <text:p>4158</text:p>
          </table:table-cell>
          <table:table-cell table:formula="of:=([.F8]*1*[.D8])" office:value-type="float" office:value="16830" calcext:value-type="float">
            <text:p>16830</text:p>
          </table:table-cell>
          <table:table-cell table:formula="of:=[.I8]+[.K8]" office:value-type="float" office:value="19998" calcext:value-type="float">
            <text:p>19998</text:p>
          </table:table-cell>
          <table:table-cell table:formula="of:=[.J8]+[.K8]" office:value-type="float" office:value="20988" calcext:value-type="float">
            <text:p>20988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formula="of:=([.G9]+[.F9]*[.E9]+[.C9])*[.D9]" office:value-type="float" office:value="4752" calcext:value-type="float">
            <text:p>4752</text:p>
          </table:table-cell>
          <table:table-cell table:formula="of:=([.H9]+[.F9]*[.E9]+[.C9])*[.D9]" office:value-type="float" office:value="5742" calcext:value-type="float">
            <text:p>5742</text:p>
          </table:table-cell>
          <table:table-cell table:formula="of:=([.F9]*1*[.D9])" office:value-type="float" office:value="16830" calcext:value-type="float">
            <text:p>16830</text:p>
          </table:table-cell>
          <table:table-cell table:formula="of:=[.I9]+[.K9]" office:value-type="float" office:value="21582" calcext:value-type="float">
            <text:p>21582</text:p>
          </table:table-cell>
          <table:table-cell table:formula="of:=[.J9]+[.K9]" office:value-type="float" office:value="22572" calcext:value-type="float">
            <text:p>22572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formula="of:=([.G10]+[.F10]*[.E10]+[.C10])*[.D10]" office:value-type="float" office:value="6336" calcext:value-type="float">
            <text:p>6336</text:p>
          </table:table-cell>
          <table:table-cell table:formula="of:=([.H10]+[.F10]*[.E10]+[.C10])*[.D10]" office:value-type="float" office:value="7326" calcext:value-type="float">
            <text:p>7326</text:p>
          </table:table-cell>
          <table:table-cell table:formula="of:=([.F10]*1*[.D10])" office:value-type="float" office:value="16830" calcext:value-type="float">
            <text:p>16830</text:p>
          </table:table-cell>
          <table:table-cell table:formula="of:=[.I10]+[.K10]" office:value-type="float" office:value="23166" calcext:value-type="float">
            <text:p>23166</text:p>
          </table:table-cell>
          <table:table-cell table:formula="of:=[.J10]+[.K10]" office:value-type="float" office:value="24156" calcext:value-type="float">
            <text:p>24156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formula="of:=([.G11]+[.F11]*[.E11]+[.C11])*[.D11]" office:value-type="float" office:value="7920" calcext:value-type="float">
            <text:p>7920</text:p>
          </table:table-cell>
          <table:table-cell table:formula="of:=([.H11]+[.F11]*[.E11]+[.C11])*[.D11]" office:value-type="float" office:value="8910" calcext:value-type="float">
            <text:p>8910</text:p>
          </table:table-cell>
          <table:table-cell table:formula="of:=([.F11]*1*[.D11])" office:value-type="float" office:value="16830" calcext:value-type="float">
            <text:p>16830</text:p>
          </table:table-cell>
          <table:table-cell table:formula="of:=[.I11]+[.K11]" office:value-type="float" office:value="24750" calcext:value-type="float">
            <text:p>24750</text:p>
          </table:table-cell>
          <table:table-cell table:formula="of:=[.J11]+[.K11]" office:value-type="float" office:value="25740" calcext:value-type="float">
            <text:p>25740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formula="of:=([.G12]+[.F12]*[.E12]+[.C12])*[.D12]" office:value-type="float" office:value="9504" calcext:value-type="float">
            <text:p>9504</text:p>
          </table:table-cell>
          <table:table-cell table:formula="of:=([.H12]+[.F12]*[.E12]+[.C12])*[.D12]" office:value-type="float" office:value="10494" calcext:value-type="float">
            <text:p>10494</text:p>
          </table:table-cell>
          <table:table-cell table:formula="of:=([.F12]*1*[.D12])" office:value-type="float" office:value="16830" calcext:value-type="float">
            <text:p>16830</text:p>
          </table:table-cell>
          <table:table-cell table:formula="of:=[.I12]+[.K12]" office:value-type="float" office:value="26334" calcext:value-type="float">
            <text:p>26334</text:p>
          </table:table-cell>
          <table:table-cell table:formula="of:=[.J12]+[.K12]" office:value-type="float" office:value="27324" calcext:value-type="float">
            <text:p>27324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table:formula="of:=([.G13]+[.F13]*[.E13]+[.C13])*[.D13]" office:value-type="float" office:value="11088" calcext:value-type="float">
            <text:p>11088</text:p>
          </table:table-cell>
          <table:table-cell table:formula="of:=([.H13]+[.F13]*[.E13]+[.C13])*[.D13]" office:value-type="float" office:value="12078" calcext:value-type="float">
            <text:p>12078</text:p>
          </table:table-cell>
          <table:table-cell table:formula="of:=([.F13]*1*[.D13])" office:value-type="float" office:value="16830" calcext:value-type="float">
            <text:p>16830</text:p>
          </table:table-cell>
          <table:table-cell table:formula="of:=[.I13]+[.K13]" office:value-type="float" office:value="27918" calcext:value-type="float">
            <text:p>27918</text:p>
          </table:table-cell>
          <table:table-cell table:formula="of:=[.J13]+[.K13]" office:value-type="float" office:value="28908" calcext:value-type="float">
            <text:p>2890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([.G14]+[.F14]*[.E14]+[.C14])*[.D14]" office:value-type="float" office:value="7920" calcext:value-type="float">
            <text:p>7920</text:p>
          </table:table-cell>
          <table:table-cell table:formula="of:=([.H14]+[.F14]*[.E14]+[.C14])*[.D14]" office:value-type="float" office:value="9900" calcext:value-type="float">
            <text:p>9900</text:p>
          </table:table-cell>
          <table:table-cell table:formula="of:=([.F14]*1*[.D14])" office:value-type="float" office:value="16830" calcext:value-type="float">
            <text:p>16830</text:p>
          </table:table-cell>
          <table:table-cell table:formula="of:=[.I14]+[.K14]" office:value-type="float" office:value="24750" calcext:value-type="float">
            <text:p>24750</text:p>
          </table:table-cell>
          <table:table-cell table:formula="of:=[.J14]+[.K14]" office:value-type="float" office:value="26730" calcext:value-type="float">
            <text:p>26730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table:formula="of:=([.G15]+[.F15]*[.E15]+[.C15])*[.D15]" office:value-type="float" office:value="10494" calcext:value-type="float">
            <text:p>10494</text:p>
          </table:table-cell>
          <table:table-cell table:formula="of:=([.H15]+[.F15]*[.E15]+[.C15])*[.D15]" office:value-type="float" office:value="11484" calcext:value-type="float">
            <text:p>11484</text:p>
          </table:table-cell>
          <table:table-cell table:formula="of:=([.F15]*1*[.D15])" office:value-type="float" office:value="16830" calcext:value-type="float">
            <text:p>16830</text:p>
          </table:table-cell>
          <table:table-cell table:formula="of:=[.I15]+[.K15]" office:value-type="float" office:value="27324" calcext:value-type="float">
            <text:p>27324</text:p>
          </table:table-cell>
          <table:table-cell table:formula="of:=[.J15]+[.K15]" office:value-type="float" office:value="28314" calcext:value-type="float">
            <text:p>28314</text:p>
          </table:table-cell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table:formula="of:=([.G16]+[.F16]*[.E16]+[.C16])*[.D16]" office:value-type="float" office:value="12078" calcext:value-type="float">
            <text:p>12078</text:p>
          </table:table-cell>
          <table:table-cell table:formula="of:=([.H16]+[.F16]*[.E16]+[.C16])*[.D16]" office:value-type="float" office:value="13068" calcext:value-type="float">
            <text:p>13068</text:p>
          </table:table-cell>
          <table:table-cell table:formula="of:=([.F16]*1*[.D16])" office:value-type="float" office:value="16830" calcext:value-type="float">
            <text:p>16830</text:p>
          </table:table-cell>
          <table:table-cell table:formula="of:=[.I16]+[.K16]" office:value-type="float" office:value="28908" calcext:value-type="float">
            <text:p>28908</text:p>
          </table:table-cell>
          <table:table-cell table:formula="of:=[.J16]+[.K16]" office:value-type="float" office:value="29898" calcext:value-type="float">
            <text:p>29898</text:p>
          </table:table-cell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table:formula="of:=([.G17]+[.F17]*[.E17]+[.C17])*[.D17]" office:value-type="float" office:value="13662" calcext:value-type="float">
            <text:p>13662</text:p>
          </table:table-cell>
          <table:table-cell table:formula="of:=([.H17]+[.F17]*[.E17]+[.C17])*[.D17]" office:value-type="float" office:value="14652" calcext:value-type="float">
            <text:p>14652</text:p>
          </table:table-cell>
          <table:table-cell table:formula="of:=([.F17]*1*[.D17])" office:value-type="float" office:value="16830" calcext:value-type="float">
            <text:p>16830</text:p>
          </table:table-cell>
          <table:table-cell table:formula="of:=[.I17]+[.K17]" office:value-type="float" office:value="30492" calcext:value-type="float">
            <text:p>30492</text:p>
          </table:table-cell>
          <table:table-cell table:formula="of:=[.J17]+[.K17]" office:value-type="float" office:value="31482" calcext:value-type="float">
            <text:p>31482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table:formula="of:=([.G18]+[.F18]*[.E18]+[.C18])*[.D18]" office:value-type="float" office:value="15246" calcext:value-type="float">
            <text:p>15246</text:p>
          </table:table-cell>
          <table:table-cell table:formula="of:=([.H18]+[.F18]*[.E18]+[.C18])*[.D18]" office:value-type="float" office:value="16236" calcext:value-type="float">
            <text:p>16236</text:p>
          </table:table-cell>
          <table:table-cell table:formula="of:=([.F18]*1*[.D18])" office:value-type="float" office:value="16830" calcext:value-type="float">
            <text:p>16830</text:p>
          </table:table-cell>
          <table:table-cell table:formula="of:=[.I18]+[.K18]" office:value-type="float" office:value="32076" calcext:value-type="float">
            <text:p>32076</text:p>
          </table:table-cell>
          <table:table-cell table:formula="of:=[.J18]+[.K18]" office:value-type="float" office:value="33066" calcext:value-type="float">
            <text:p>33066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table:formula="of:=([.G19]+[.F19]*[.E19]+[.C19])*[.D19]" office:value-type="float" office:value="16830" calcext:value-type="float">
            <text:p>16830</text:p>
          </table:table-cell>
          <table:table-cell table:formula="of:=([.H19]+[.F19]*[.E19]+[.C19])*[.D19]" office:value-type="float" office:value="17820" calcext:value-type="float">
            <text:p>17820</text:p>
          </table:table-cell>
          <table:table-cell table:formula="of:=([.F19]*1*[.D19])" office:value-type="float" office:value="16830" calcext:value-type="float">
            <text:p>16830</text:p>
          </table:table-cell>
          <table:table-cell table:formula="of:=[.I19]+[.K19]" office:value-type="float" office:value="33660" calcext:value-type="float">
            <text:p>33660</text:p>
          </table:table-cell>
          <table:table-cell table:formula="of:=[.J19]+[.K19]" office:value-type="float" office:value="34650" calcext:value-type="float">
            <text:p>34650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formula="of:=([.G20]+[.F20]*[.E20]+[.C20])*[.D20]" office:value-type="float" office:value="18414" calcext:value-type="float">
            <text:p>18414</text:p>
          </table:table-cell>
          <table:table-cell table:formula="of:=([.H20]+[.F20]*[.E20]+[.C20])*[.D20]" office:value-type="float" office:value="19404" calcext:value-type="float">
            <text:p>19404</text:p>
          </table:table-cell>
          <table:table-cell table:formula="of:=([.F20]*1*[.D20])" office:value-type="float" office:value="16830" calcext:value-type="float">
            <text:p>16830</text:p>
          </table:table-cell>
          <table:table-cell table:formula="of:=[.I20]+[.K20]" office:value-type="float" office:value="35244" calcext:value-type="float">
            <text:p>35244</text:p>
          </table:table-cell>
          <table:table-cell table:formula="of:=[.J20]+[.K20]" office:value-type="float" office:value="36234" calcext:value-type="float">
            <text:p>36234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.9" calcext:value-type="float">
            <text:p>9,9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table:formula="of:=([.G21]+[.F21]*[.E21]+[.C21])*[.D21]" office:value-type="float" office:value="19998" calcext:value-type="float">
            <text:p>19998</text:p>
          </table:table-cell>
          <table:table-cell table:formula="of:=([.H21]+[.F21]*[.E21]+[.C21])*[.D21]" office:value-type="float" office:value="20988" calcext:value-type="float">
            <text:p>20988</text:p>
          </table:table-cell>
          <table:table-cell table:formula="of:=([.F21]*1*[.D21])" office:value-type="float" office:value="16830" calcext:value-type="float">
            <text:p>16830</text:p>
          </table:table-cell>
          <table:table-cell table:formula="of:=[.I21]+[.K21]" office:value-type="float" office:value="36828" calcext:value-type="float">
            <text:p>36828</text:p>
          </table:table-cell>
          <table:table-cell table:formula="of:=[.J21]+[.K21]" office:value-type="float" office:value="37818" calcext:value-type="float">
            <text:p>37818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skala</text:p>
          </table:table-cell>
          <table:table-cell office:value-type="string" calcext:value-type="string">
            <text:p>p_sayac</text:p>
          </table:table-cell>
          <table:table-cell office:value-type="string" calcext:value-type="string">
            <text:p>pattern_l</text:p>
          </table:table-cell>
          <table:table-cell office:value-type="string" calcext:value-type="string">
            <text:p>baski_dizi_str</text:p>
          </table:table-cell>
          <table:table-cell office:value-type="string" calcext:value-type="string">
            <text:p>baski_dizi_stop</text:p>
          </table:table-cell>
          <table:table-cell office:value-type="string" calcext:value-type="string">
            <text:p>hede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([.G26]+[.F26]*[.E26]+[.C26])*[.D26]" office:value-type="float" office:value="16830" calcext:value-type="float">
            <text:p>16830</text:p>
          </table:table-cell>
          <table:table-cell table:formula="of:=([.H26]+[.F26]*[.E26]+[.C26])*[.D26]" office:value-type="float" office:value="17820" calcext:value-type="float">
            <text:p>178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formula="of:=([.G27]+[.F27]*[.E27]+[.C27])*[.D27]" office:value-type="float" office:value="18414" calcext:value-type="float">
            <text:p>18414</text:p>
          </table:table-cell>
          <table:table-cell table:formula="of:=([.H27]+[.F27]*[.E27]+[.C27])*[.D27]" office:value-type="float" office:value="19404" calcext:value-type="float">
            <text:p>194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([.G28]+[.F28]*[.E28]+[.C28])*[.D28]" office:value-type="float" office:value="19998" calcext:value-type="float">
            <text:p>19998</text:p>
          </table:table-cell>
          <table:table-cell table:formula="of:=([.H28]+[.F28]*[.E28]+[.C28])*[.D28]" office:value-type="float" office:value="20988" calcext:value-type="float">
            <text:p>2098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formula="of:=([.G29]+[.F29]*[.E29]+[.C29])*[.D29]" office:value-type="float" office:value="21582" calcext:value-type="float">
            <text:p>21582</text:p>
          </table:table-cell>
          <table:table-cell table:formula="of:=([.H29]+[.F29]*[.E29]+[.C29])*[.D29]" office:value-type="float" office:value="22572" calcext:value-type="float">
            <text:p>2257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formula="of:=([.G30]+[.F30]*[.E30]+[.C30])*[.D30]" office:value-type="float" office:value="23166" calcext:value-type="float">
            <text:p>23166</text:p>
          </table:table-cell>
          <table:table-cell table:formula="of:=([.H30]+[.F30]*[.E30]+[.C30])*[.D30]" office:value-type="float" office:value="24156" calcext:value-type="float">
            <text:p>241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formula="of:=([.G31]+[.F31]*[.E31]+[.C31])*[.D31]" office:value-type="float" office:value="24750" calcext:value-type="float">
            <text:p>24750</text:p>
          </table:table-cell>
          <table:table-cell table:formula="of:=([.H31]+[.F31]*[.E31]+[.C31])*[.D31]" office:value-type="float" office:value="25740" calcext:value-type="float">
            <text:p>257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formula="of:=([.G32]+[.F32]*[.E32]+[.C32])*[.D32]" office:value-type="float" office:value="26334" calcext:value-type="float">
            <text:p>26334</text:p>
          </table:table-cell>
          <table:table-cell table:formula="of:=([.H32]+[.F32]*[.E32]+[.C32])*[.D32]" office:value-type="float" office:value="27324" calcext:value-type="float">
            <text:p>273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table:formula="of:=([.G33]+[.F33]*[.E33]+[.C33])*[.D33]" office:value-type="float" office:value="27918" calcext:value-type="float">
            <text:p>27918</text:p>
          </table:table-cell>
          <table:table-cell table:formula="of:=([.H33]+[.F33]*[.E33]+[.C33])*[.D33]" office:value-type="float" office:value="28908" calcext:value-type="float">
            <text:p>2890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([.G34]+[.F34]*[.E34]+[.C34])*[.D34]" office:value-type="float" office:value="24750" calcext:value-type="float">
            <text:p>24750</text:p>
          </table:table-cell>
          <table:table-cell table:formula="of:=([.H34]+[.F34]*[.E34]+[.C34])*[.D34]" office:value-type="float" office:value="26730" calcext:value-type="float">
            <text:p>267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table:formula="of:=([.G35]+[.F35]*[.E35]+[.C35])*[.D35]" office:value-type="float" office:value="27324" calcext:value-type="float">
            <text:p>27324</text:p>
          </table:table-cell>
          <table:table-cell table:formula="of:=([.H35]+[.F35]*[.E35]+[.C35])*[.D35]" office:value-type="float" office:value="28314" calcext:value-type="float">
            <text:p>2831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table:formula="of:=([.G36]+[.F36]*[.E36]+[.C36])*[.D36]" office:value-type="float" office:value="28908" calcext:value-type="float">
            <text:p>28908</text:p>
          </table:table-cell>
          <table:table-cell table:formula="of:=([.H36]+[.F36]*[.E36]+[.C36])*[.D36]" office:value-type="float" office:value="29898" calcext:value-type="float">
            <text:p>2989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table:formula="of:=([.G37]+[.F37]*[.E37]+[.C37])*[.D37]" office:value-type="float" office:value="30492" calcext:value-type="float">
            <text:p>30492</text:p>
          </table:table-cell>
          <table:table-cell table:formula="of:=([.H37]+[.F37]*[.E37]+[.C37])*[.D37]" office:value-type="float" office:value="31482" calcext:value-type="float">
            <text:p>3148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table:formula="of:=([.G38]+[.F38]*[.E38]+[.C38])*[.D38]" office:value-type="float" office:value="32076" calcext:value-type="float">
            <text:p>32076</text:p>
          </table:table-cell>
          <table:table-cell table:formula="of:=([.H38]+[.F38]*[.E38]+[.C38])*[.D38]" office:value-type="float" office:value="33066" calcext:value-type="float">
            <text:p>3306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table:formula="of:=([.G39]+[.F39]*[.E39]+[.C39])*[.D39]" office:value-type="float" office:value="33660" calcext:value-type="float">
            <text:p>33660</text:p>
          </table:table-cell>
          <table:table-cell table:formula="of:=([.H39]+[.F39]*[.E39]+[.C39])*[.D39]" office:value-type="float" office:value="34650" calcext:value-type="float">
            <text:p>346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formula="of:=([.G40]+[.F40]*[.E40]+[.C40])*[.D40]" office:value-type="float" office:value="35244" calcext:value-type="float">
            <text:p>35244</text:p>
          </table:table-cell>
          <table:table-cell table:formula="of:=([.H40]+[.F40]*[.E40]+[.C40])*[.D40]" office:value-type="float" office:value="36234" calcext:value-type="float">
            <text:p>362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table:formula="of:=([.G41]+[.F41]*[.E41]+[.C41])*[.D41]" office:value-type="float" office:value="36828" calcext:value-type="float">
            <text:p>36828</text:p>
          </table:table-cell>
          <table:table-cell table:formula="of:=([.H41]+[.F41]*[.E41]+[.C41])*[.D41]" office:value-type="float" office:value="37818" calcext:value-type="float">
            <text:p>37818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ffset</text:p>
          </table:table-cell>
          <table:table-cell table:style-name="Default" office:value-type="string" calcext:value-type="string">
            <text:p>skala</text:p>
          </table:table-cell>
          <table:table-cell office:value-type="string" calcext:value-type="string">
            <text:p>p_sayac</text:p>
          </table:table-cell>
          <table:table-cell office:value-type="string" calcext:value-type="string">
            <text:p>pattern_l</text:p>
          </table:table-cell>
          <table:table-cell office:value-type="string" calcext:value-type="string">
            <text:p>baski_dizi_str</text:p>
          </table:table-cell>
          <table:table-cell office:value-type="string" calcext:value-type="string">
            <text:p>baski_dizi_stop</text:p>
          </table:table-cell>
          <table:table-cell office:value-type="string" calcext:value-type="string">
            <text:p>hede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([.G45]+[.F45]*[.E45]+[.C45])*[.D45]" office:value-type="float" office:value="33660" calcext:value-type="float">
            <text:p>33660</text:p>
          </table:table-cell>
          <table:table-cell table:formula="of:=([.H45]+[.F45]*[.E45]+[.C45])*[.D45]" office:value-type="float" office:value="34650" calcext:value-type="float">
            <text:p>346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formula="of:=([.G46]+[.F46]*[.E46]+[.C46])*[.D46]" office:value-type="float" office:value="35244" calcext:value-type="float">
            <text:p>35244</text:p>
          </table:table-cell>
          <table:table-cell table:formula="of:=([.H46]+[.F46]*[.E46]+[.C46])*[.D46]" office:value-type="float" office:value="36234" calcext:value-type="float">
            <text:p>3623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formula="of:=([.G47]+[.F47]*[.E47]+[.C47])*[.D47]" office:value-type="float" office:value="36828" calcext:value-type="float">
            <text:p>36828</text:p>
          </table:table-cell>
          <table:table-cell table:formula="of:=([.H47]+[.F47]*[.E47]+[.C47])*[.D47]" office:value-type="float" office:value="37818" calcext:value-type="float">
            <text:p>378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formula="of:=([.G48]+[.F48]*[.E48]+[.C48])*[.D48]" office:value-type="float" office:value="38412" calcext:value-type="float">
            <text:p>38412</text:p>
          </table:table-cell>
          <table:table-cell table:formula="of:=([.H48]+[.F48]*[.E48]+[.C48])*[.D48]" office:value-type="float" office:value="39402" calcext:value-type="float">
            <text:p>3940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formula="of:=([.G49]+[.F49]*[.E49]+[.C49])*[.D49]" office:value-type="float" office:value="39996" calcext:value-type="float">
            <text:p>39996</text:p>
          </table:table-cell>
          <table:table-cell table:formula="of:=([.H49]+[.F49]*[.E49]+[.C49])*[.D49]" office:value-type="float" office:value="40986" calcext:value-type="float">
            <text:p>4098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formula="of:=([.G50]+[.F50]*[.E50]+[.C50])*[.D50]" office:value-type="float" office:value="41580" calcext:value-type="float">
            <text:p>41580</text:p>
          </table:table-cell>
          <table:table-cell table:formula="of:=([.H50]+[.F50]*[.E50]+[.C50])*[.D50]" office:value-type="float" office:value="42570" calcext:value-type="float">
            <text:p>4257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formula="of:=([.G51]+[.F51]*[.E51]+[.C51])*[.D51]" office:value-type="float" office:value="43164" calcext:value-type="float">
            <text:p>43164</text:p>
          </table:table-cell>
          <table:table-cell table:formula="of:=([.H51]+[.F51]*[.E51]+[.C51])*[.D51]" office:value-type="float" office:value="44154" calcext:value-type="float">
            <text:p>4415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table:formula="of:=([.G52]+[.F52]*[.E52]+[.C52])*[.D52]" office:value-type="float" office:value="44748" calcext:value-type="float">
            <text:p>44748</text:p>
          </table:table-cell>
          <table:table-cell table:formula="of:=([.H52]+[.F52]*[.E52]+[.C52])*[.D52]" office:value-type="float" office:value="45738" calcext:value-type="float">
            <text:p>457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([.G53]+[.F53]*[.E53]+[.C53])*[.D53]" office:value-type="float" office:value="41580" calcext:value-type="float">
            <text:p>41580</text:p>
          </table:table-cell>
          <table:table-cell table:formula="of:=([.H53]+[.F53]*[.E53]+[.C53])*[.D53]" office:value-type="float" office:value="43560" calcext:value-type="float">
            <text:p>435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000" calcext:value-type="float">
            <text:p>1000</text:p>
          </table:table-cell>
          <table:table-cell office:value-type="float" office:value="1100" calcext:value-type="float">
            <text:p>1100</text:p>
          </table:table-cell>
          <table:table-cell table:formula="of:=([.G54]+[.F54]*[.E54]+[.C54])*[.D54]" office:value-type="float" office:value="44154" calcext:value-type="float">
            <text:p>44154</text:p>
          </table:table-cell>
          <table:table-cell table:formula="of:=([.H54]+[.F54]*[.E54]+[.C54])*[.D54]" office:value-type="float" office:value="45144" calcext:value-type="float">
            <text:p>451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100" calcext:value-type="float">
            <text:p>1100</text:p>
          </table:table-cell>
          <table:table-cell office:value-type="float" office:value="1200" calcext:value-type="float">
            <text:p>1200</text:p>
          </table:table-cell>
          <table:table-cell table:formula="of:=([.G55]+[.F55]*[.E55]+[.C55])*[.D55]" office:value-type="float" office:value="45738" calcext:value-type="float">
            <text:p>45738</text:p>
          </table:table-cell>
          <table:table-cell table:formula="of:=([.H55]+[.F55]*[.E55]+[.C55])*[.D55]" office:value-type="float" office:value="46728" calcext:value-type="float">
            <text:p>467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1300" calcext:value-type="float">
            <text:p>1300</text:p>
          </table:table-cell>
          <table:table-cell table:formula="of:=([.G56]+[.F56]*[.E56]+[.C56])*[.D56]" office:value-type="float" office:value="47322" calcext:value-type="float">
            <text:p>47322</text:p>
          </table:table-cell>
          <table:table-cell table:formula="of:=([.H56]+[.F56]*[.E56]+[.C56])*[.D56]" office:value-type="float" office:value="48312" calcext:value-type="float">
            <text:p>483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300" calcext:value-type="float">
            <text:p>1300</text:p>
          </table:table-cell>
          <table:table-cell office:value-type="float" office:value="1400" calcext:value-type="float">
            <text:p>1400</text:p>
          </table:table-cell>
          <table:table-cell table:formula="of:=([.G57]+[.F57]*[.E57]+[.C57])*[.D57]" office:value-type="float" office:value="48906" calcext:value-type="float">
            <text:p>48906</text:p>
          </table:table-cell>
          <table:table-cell table:formula="of:=([.H57]+[.F57]*[.E57]+[.C57])*[.D57]" office:value-type="float" office:value="49896" calcext:value-type="float">
            <text:p>4989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  <table:table-cell table:formula="of:=([.G58]+[.F58]*[.E58]+[.C58])*[.D58]" office:value-type="float" office:value="50490" calcext:value-type="float">
            <text:p>50490</text:p>
          </table:table-cell>
          <table:table-cell table:formula="of:=([.H58]+[.F58]*[.E58]+[.C58])*[.D58]" office:value-type="float" office:value="51480" calcext:value-type="float">
            <text:p>514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float" office:value="1600" calcext:value-type="float">
            <text:p>1600</text:p>
          </table:table-cell>
          <table:table-cell table:formula="of:=([.G59]+[.F59]*[.E59]+[.C59])*[.D59]" office:value-type="float" office:value="52074" calcext:value-type="float">
            <text:p>52074</text:p>
          </table:table-cell>
          <table:table-cell table:formula="of:=([.H59]+[.F59]*[.E59]+[.C59])*[.D59]" office:value-type="float" office:value="53064" calcext:value-type="float">
            <text:p>530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1700" calcext:value-type="float">
            <text:p>1700</text:p>
          </table:table-cell>
          <table:table-cell office:value-type="float" office:value="1600" calcext:value-type="float">
            <text:p>1600</text:p>
          </table:table-cell>
          <table:table-cell office:value-type="float" office:value="1700" calcext:value-type="float">
            <text:p>1700</text:p>
          </table:table-cell>
          <table:table-cell table:formula="of:=([.G60]+[.F60]*[.E60]+[.C60])*[.D60]" office:value-type="float" office:value="53658" calcext:value-type="float">
            <text:p>53658</text:p>
          </table:table-cell>
          <table:table-cell table:formula="of:=([.H60]+[.F60]*[.E60]+[.C60])*[.D60]" office:value-type="float" office:value="54648" calcext:value-type="float">
            <text:p>5464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9:54:12.045000000</meta:creation-date>
    <dc:date>2018-03-27T12:17:11.547000000</dc:date>
    <meta:editing-duration>PT9M11S</meta:editing-duration>
    <meta:editing-cycles>2</meta:editing-cycles>
    <meta:generator>LibreOffice/5.4.3.2$Windows_X86_64 LibreOffice_project/92a7159f7e4af62137622921e809f8546db437e5</meta:generator>
    <meta:document-statistic meta:table-count="1" meta:cell-count="453" meta:object-count="0"/>
  </office:meta>
</office:document-meta>
</file>